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Jacob Ezekiel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9 September 1875</text:p>
      <text:p text:style-name="P6">Month<text:tab/><text:tab/><text:tab/><text:tab/><text:tab/><text:tab/>September</text:p>
      <text:p text:style-name="P6">Year<text:tab/><text:tab/><text:tab/><text:tab/><text:tab/><text:tab/>1875</text:p>
      <text:p text:style-name="P6">Hebrew Date<text:tab/><text:tab/><text:tab/><text:tab/><text:tab/></text:p>
      <text:p text:style-name="P6">Undated</text:p>
      <text:p text:style-name="P6">City<text:tab/><text:tab/><text:tab/><text:tab/><text:tab/><text:tab/>Cincinnati</text:p>
      <text:p text:style-name="P6">State<text:tab/><text:tab/><text:tab/><text:tab/><text:tab/><text:tab/>Ohio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H. C. Ezekiel.<text:tab/><text:tab/><text:tab/><text:tab/><text:tab/><text:tab/><text:tab/><text:tab/><text:tab/><text:tab/><text:tab/>S. Bernheim./</text:span></text:p>
      <text:p text:style-name="P3"><text:span text:style-name="T1">Office of Ezekiel &amp; Co./</text:span></text:p>
      <text:p text:style-name="P3"><text:span text:style-name="T1">Auctioneers and Commission Merchants/</text:span></text:p>
      <text:p text:style-name="P3"><text:span text:style-name="T1">No's. 19 &amp; 21 West Pearl Street./</text:span></text:p>
      <text:p text:style-name="P2"><text:span text:style-name="T1">Strobridge &amp; Co. Lith. Cincinnati./</text:span></text:p>
      <text:p text:style-name="P4"><text:span text:style-name="T1">Cincinnati, Sept 9</text:span><text:span text:style-name="T2">th</text:span><text:span text:style-name="T1"> 1875/</text:span></text:p>
      <text:p text:style-name="P2"><text:span text:style-name="T1">Revd S. Morais/</text:span></text:p>
      <text:p text:style-name="P2"><text:span text:style-name="T1"><text:tab/>Dear Friend!/</text:span></text:p>
      <text:p text:style-name="P2"><text:span text:style-name="T1"><text:tab/><text:tab/>Your valued favour/ reached me, was much pleased you/ and dear Nina took a little recreation/ but as our darkies down for the day/ “only “</text:span><text:span text:style-name="T4">nough to one foot</text:span><text:span text:style-name="T5">” or otherwise,/ not enough to do you good. <text:s/>I suppose/ Nina God bless her could not “Ice the/ town for the [?]” in New York, I/ can't write for much to day as my/ right wrist is out of order, I fear/ of the “carbuncle style” as I have just/ got rid of one on my right shoulder/ blade, which you can attribute as a/ reason for my short epistles to you lately./</text:span></text:p>
      <text:p text:style-name="P2"><text:span text:style-name="T5"><text:tab/>You are indeed in Dr Wise's good/ graces as he does not reply to any/ one scarcely. <text:s/>I send you duplicates of/ the 27 Aug and Sept 10</text:span><text:span text:style-name="T3">th</text:span><text:span text:style-name="T5"> as you may/ need them should you want more I think/ I can get.<text:tab/><text:tab/>Truly as ever/</text:span></text:p>
      <text:p text:style-name="P2"><text:span text:style-name="T5">(in haste &amp; pain)<text:tab/>Jacob Ezekiel/</text:span></text:p>
      <text:p text:style-name="P2"><text:span text:style-name="T5"/></text:p>
      <text:p text:style-name="P2"><text:span text:style-name="T5">[Note: The following is written sideways at the left side of the page.]</text:span></text:p>
      <text:p text:style-name="P2"><text:span text:style-name="T5">Love to dear Nina tell her to write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10:33:32</meta:creation-date>
    <dc:date>2009-05-26T10:53:05</dc:date>
    <dc:language>en-US</dc:language>
    <meta:editing-cycles>2</meta:editing-cycles>
    <meta:editing-duration>PT3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367" meta:character-count="2367"/>
  </office:meta>
</office:document-meta>
</file>